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c90d6" officeooo:paragraph-rsid="000c90d6" style:font-weight-asian="bold" style:font-weight-complex="bold"/>
    </style:style>
    <style:style style:name="P2" style:family="paragraph" style:parent-style-name="Standard">
      <style:paragraph-properties fo:text-align="justify" style:justify-single-word="false"/>
      <style:text-properties style:text-underline-style="solid" style:text-underline-width="auto" style:text-underline-color="font-color" fo:font-weight="bold" officeooo:rsid="002c8089" officeooo:paragraph-rsid="002c8089" style:font-weight-asian="bold"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officeooo:rsid="0027a16f" officeooo:paragraph-rsid="0027a16f" style:font-weight-asian="bold" style:font-weight-complex="bold"/>
    </style:style>
    <style:style style:name="P4" style:family="paragraph" style:parent-style-name="Standard">
      <style:paragraph-properties fo:text-align="center" style:justify-single-word="false"/>
      <style:text-properties style:text-underline-style="solid" style:text-underline-width="auto" style:text-underline-color="font-color" fo:font-weight="bold" officeooo:rsid="002ccc6a" officeooo:paragraph-rsid="002ccc6a" style:font-weight-asian="bold" style:font-weight-complex="bold"/>
    </style:style>
    <style:style style:name="P5" style:family="paragraph" style:parent-style-name="Standard">
      <style:paragraph-properties fo:text-align="justify" style:justify-single-word="false"/>
      <style:text-properties style:text-underline-style="none" fo:font-weight="normal" officeooo:rsid="000de840" officeooo:paragraph-rsid="000f984c" style:font-weight-asian="normal" style:font-weight-complex="normal"/>
    </style:style>
    <style:style style:name="P6" style:family="paragraph" style:parent-style-name="Standard">
      <style:paragraph-properties fo:text-align="justify" style:justify-single-word="false"/>
      <style:text-properties style:text-underline-style="none" fo:font-weight="normal" officeooo:rsid="000de840" officeooo:paragraph-rsid="000de840" style:font-weight-asian="normal" style:font-weight-complex="normal"/>
    </style:style>
    <style:style style:name="P7" style:family="paragraph" style:parent-style-name="Standard">
      <style:paragraph-properties fo:text-align="justify" style:justify-single-word="false"/>
      <style:text-properties style:text-underline-style="none" fo:font-weight="normal" officeooo:rsid="000de840" officeooo:paragraph-rsid="0015e8bd" style:font-weight-asian="normal" style:font-weight-complex="normal"/>
    </style:style>
    <style:style style:name="P8" style:family="paragraph" style:parent-style-name="Standard">
      <style:paragraph-properties fo:text-align="justify" style:justify-single-word="false"/>
      <style:text-properties style:text-underline-style="none" fo:font-weight="normal" officeooo:rsid="000c90d6" officeooo:paragraph-rsid="000c90d6" style:font-weight-asian="normal" style:font-weight-complex="normal"/>
    </style:style>
    <style:style style:name="P9" style:family="paragraph" style:parent-style-name="Standard">
      <style:paragraph-properties fo:text-align="center" style:justify-single-word="false"/>
      <style:text-properties style:text-underline-style="none" fo:font-weight="normal" officeooo:rsid="0015376c" officeooo:paragraph-rsid="0015376c" style:font-weight-asian="normal" style:font-weight-complex="normal"/>
    </style:style>
    <style:style style:name="P10" style:family="paragraph" style:parent-style-name="Standard">
      <style:paragraph-properties fo:text-align="justify" style:justify-single-word="false"/>
      <style:text-properties style:text-underline-style="none" fo:font-weight="normal" officeooo:rsid="0015376c" officeooo:paragraph-rsid="0015376c" style:font-weight-asian="normal" style:font-weight-complex="normal"/>
    </style:style>
    <style:style style:name="P11" style:family="paragraph" style:parent-style-name="Standard">
      <style:paragraph-properties fo:text-align="justify" style:justify-single-word="false"/>
      <style:text-properties style:text-underline-style="none" fo:font-weight="normal" officeooo:rsid="0015e8bd" officeooo:paragraph-rsid="0015e8bd" style:font-weight-asian="normal" style:font-weight-complex="normal"/>
    </style:style>
    <style:style style:name="P12" style:family="paragraph" style:parent-style-name="Standard">
      <style:paragraph-properties fo:text-align="justify" style:justify-single-word="false"/>
      <style:text-properties style:text-underline-style="none" fo:font-weight="normal" officeooo:rsid="0011e437" officeooo:paragraph-rsid="001304b6" style:font-weight-asian="normal" style:font-weight-complex="normal"/>
    </style:style>
    <style:style style:name="P13" style:family="paragraph" style:parent-style-name="Standard">
      <style:paragraph-properties fo:text-align="justify" style:justify-single-word="false"/>
      <style:text-properties style:text-underline-style="none" fo:font-weight="normal" officeooo:rsid="0022500d" officeooo:paragraph-rsid="0022500d" style:font-weight-asian="normal" style:font-weight-complex="normal"/>
    </style:style>
    <style:style style:name="P14" style:family="paragraph" style:parent-style-name="Standard">
      <style:paragraph-properties fo:text-align="justify" style:justify-single-word="false"/>
      <style:text-properties style:text-underline-style="none" fo:font-weight="normal" officeooo:rsid="0022500d" officeooo:paragraph-rsid="002c8089" style:font-weight-asian="normal" style:font-weight-complex="normal"/>
    </style:style>
    <style:style style:name="P15" style:family="paragraph" style:parent-style-name="Standard">
      <style:paragraph-properties fo:text-align="justify" style:justify-single-word="false"/>
      <style:text-properties style:text-underline-style="none" fo:font-weight="normal" officeooo:rsid="0026bfb5" officeooo:paragraph-rsid="002c8089" style:font-weight-asian="normal" style:font-weight-complex="normal"/>
    </style:style>
    <style:style style:name="P16" style:family="paragraph" style:parent-style-name="Standard">
      <style:paragraph-properties fo:text-align="justify" style:justify-single-word="false"/>
      <style:text-properties style:text-underline-style="none" fo:font-weight="normal" officeooo:rsid="0026bfb5" officeooo:paragraph-rsid="0026bfb5" style:font-weight-asian="normal" style:font-weight-complex="normal"/>
    </style:style>
    <style:style style:name="P17" style:family="paragraph" style:parent-style-name="Standard">
      <style:paragraph-properties fo:text-align="justify" style:justify-single-word="false"/>
      <style:text-properties style:text-underline-style="none" fo:font-weight="normal" officeooo:rsid="0026c63f" officeooo:paragraph-rsid="0026c63f" style:font-weight-asian="normal" style:font-weight-complex="normal"/>
    </style:style>
    <style:style style:name="P18" style:family="paragraph" style:parent-style-name="Standard">
      <style:paragraph-properties fo:text-align="justify" style:justify-single-word="false"/>
      <style:text-properties style:text-underline-style="none" fo:font-weight="normal" officeooo:rsid="002784ed" officeooo:paragraph-rsid="002784ed" style:font-weight-asian="normal" style:font-weight-complex="normal"/>
    </style:style>
    <style:style style:name="P19" style:family="paragraph" style:parent-style-name="Standard">
      <style:paragraph-properties fo:text-align="justify" style:justify-single-word="false"/>
      <style:text-properties style:text-underline-style="none" fo:font-weight="normal" officeooo:rsid="0027a16f" officeooo:paragraph-rsid="0027a16f" style:font-weight-asian="normal" style:font-weight-complex="normal"/>
    </style:style>
    <style:style style:name="P20" style:family="paragraph" style:parent-style-name="Standard">
      <style:paragraph-properties fo:text-align="justify" style:justify-single-word="false"/>
      <style:text-properties style:text-underline-style="none" fo:font-weight="normal" officeooo:rsid="0027a16f" officeooo:paragraph-rsid="0022500d" style:font-weight-asian="normal" style:font-weight-complex="normal"/>
    </style:style>
    <style:style style:name="P21" style:family="paragraph" style:parent-style-name="Standard">
      <style:paragraph-properties fo:text-align="justify" style:justify-single-word="false"/>
      <style:text-properties style:text-underline-style="none" fo:font-weight="normal" officeooo:rsid="0027a16f" officeooo:paragraph-rsid="00328277" style:font-weight-asian="normal" style:font-weight-complex="normal"/>
    </style:style>
    <style:style style:name="P22" style:family="paragraph" style:parent-style-name="Standard">
      <style:paragraph-properties fo:text-align="justify" style:justify-single-word="false"/>
      <style:text-properties style:text-underline-style="none" fo:font-weight="normal" officeooo:rsid="0029245f" officeooo:paragraph-rsid="0029245f" style:font-weight-asian="normal" style:font-weight-complex="normal"/>
    </style:style>
    <style:style style:name="P23" style:family="paragraph" style:parent-style-name="Standard">
      <style:paragraph-properties fo:text-align="justify" style:justify-single-word="false"/>
      <style:text-properties style:text-underline-style="none" fo:font-weight="normal" officeooo:rsid="002ad052" officeooo:paragraph-rsid="002ad052" style:font-weight-asian="normal" style:font-weight-complex="normal"/>
    </style:style>
    <style:style style:name="P24" style:family="paragraph" style:parent-style-name="Standard">
      <style:paragraph-properties fo:text-align="justify" style:justify-single-word="false"/>
      <style:text-properties style:text-underline-style="none" fo:font-weight="normal" officeooo:rsid="002d8a89" officeooo:paragraph-rsid="002d8a89" style:font-weight-asian="normal" style:font-weight-complex="normal"/>
    </style:style>
    <style:style style:name="P25" style:family="paragraph" style:parent-style-name="Standard">
      <style:paragraph-properties fo:text-align="justify" style:justify-single-word="false"/>
      <style:text-properties style:text-underline-style="none" fo:font-weight="normal" officeooo:rsid="002f06bc" officeooo:paragraph-rsid="002f06bc" style:font-weight-asian="normal" style:font-weight-complex="normal"/>
    </style:style>
    <style:style style:name="P26" style:family="paragraph" style:parent-style-name="Standard">
      <style:paragraph-properties fo:text-align="justify" style:justify-single-word="false"/>
      <style:text-properties style:text-underline-style="none" fo:font-weight="normal" officeooo:rsid="0030b381" officeooo:paragraph-rsid="0030b381" style:font-weight-asian="normal" style:font-weight-complex="normal"/>
    </style:style>
    <style:style style:name="P27" style:family="paragraph" style:parent-style-name="Standard">
      <style:paragraph-properties fo:text-align="justify" style:justify-single-word="false"/>
      <style:text-properties style:text-underline-style="none" fo:font-weight="normal" officeooo:rsid="002c8089" officeooo:paragraph-rsid="002c8089" style:font-weight-asian="normal" style:font-weight-complex="normal"/>
    </style:style>
    <style:style style:name="P28" style:family="paragraph" style:parent-style-name="Standard">
      <style:paragraph-properties fo:text-align="justify" style:justify-single-word="false"/>
      <style:text-properties style:text-underline-style="none" fo:font-weight="normal" officeooo:rsid="003646f7" officeooo:paragraph-rsid="00393d9e" style:font-weight-asian="normal" style:font-weight-complex="normal"/>
    </style:style>
    <style:style style:name="P29" style:family="paragraph" style:parent-style-name="Standard">
      <style:paragraph-properties fo:text-align="justify" style:justify-single-word="false"/>
      <style:text-properties style:text-underline-style="none" fo:font-weight="bold" officeooo:rsid="0015376c" officeooo:paragraph-rsid="0015376c" style:font-weight-asian="bold" style:font-weight-complex="bold"/>
    </style:style>
    <style:style style:name="P30" style:family="paragraph" style:parent-style-name="Standard">
      <style:paragraph-properties fo:text-align="justify" style:justify-single-word="false"/>
      <style:text-properties style:text-underline-style="none" fo:font-weight="bold" officeooo:rsid="000de840" officeooo:paragraph-rsid="000de840" style:font-weight-asian="bold" style:font-weight-complex="bold"/>
    </style:style>
    <style:style style:name="P31" style:family="paragraph" style:parent-style-name="Standard">
      <style:paragraph-properties fo:text-align="justify" style:justify-single-word="false"/>
      <style:text-properties style:text-underline-style="none" fo:font-weight="bold" officeooo:rsid="0015e8bd" officeooo:paragraph-rsid="0015e8bd" style:font-weight-asian="bold" style:font-weight-complex="bold"/>
    </style:style>
    <style:style style:name="P32" style:family="paragraph" style:parent-style-name="Standard">
      <style:paragraph-properties fo:text-align="justify" style:justify-single-word="false"/>
      <style:text-properties style:text-underline-style="none" fo:font-weight="bold" officeooo:rsid="001304b6" officeooo:paragraph-rsid="001c8f69" style:font-weight-asian="bold" style:font-weight-complex="bold"/>
    </style:style>
    <style:style style:name="P33" style:family="paragraph" style:parent-style-name="Standard">
      <style:paragraph-properties fo:text-align="justify" style:justify-single-word="false"/>
      <style:text-properties style:text-underline-style="none" fo:font-weight="bold" officeooo:rsid="0022500d" officeooo:paragraph-rsid="0022500d" style:font-weight-asian="bold" style:font-weight-complex="bold"/>
    </style:style>
    <style:style style:name="P34" style:family="paragraph" style:parent-style-name="Standard">
      <style:paragraph-properties fo:text-align="justify" style:justify-single-word="false"/>
      <style:text-properties style:text-underline-style="none" fo:font-weight="bold" officeooo:rsid="0026bfb5" officeooo:paragraph-rsid="0026bfb5" style:font-weight-asian="bold" style:font-weight-complex="bold"/>
    </style:style>
    <style:style style:name="P35" style:family="paragraph" style:parent-style-name="Standard">
      <style:paragraph-properties fo:text-align="justify" style:justify-single-word="false"/>
      <style:text-properties style:text-underline-style="none" fo:font-weight="bold" officeooo:rsid="0026c63f" officeooo:paragraph-rsid="0026c63f" style:font-weight-asian="bold" style:font-weight-complex="bold"/>
    </style:style>
    <style:style style:name="P36" style:family="paragraph" style:parent-style-name="Standard">
      <style:paragraph-properties fo:text-align="justify" style:justify-single-word="false"/>
      <style:text-properties style:text-underline-style="none" fo:font-weight="bold" officeooo:rsid="002784ed" officeooo:paragraph-rsid="002784ed" style:font-weight-asian="bold" style:font-weight-complex="bold"/>
    </style:style>
    <style:style style:name="P37" style:family="paragraph" style:parent-style-name="Standard">
      <style:paragraph-properties fo:text-align="justify" style:justify-single-word="false"/>
      <style:text-properties style:text-underline-style="none" fo:font-weight="bold" officeooo:rsid="0027a16f" officeooo:paragraph-rsid="0027a16f" style:font-weight-asian="bold" style:font-weight-complex="bold"/>
    </style:style>
    <style:style style:name="P38" style:family="paragraph" style:parent-style-name="Standard">
      <style:paragraph-properties fo:text-align="justify" style:justify-single-word="false"/>
      <style:text-properties style:text-underline-style="none" fo:font-weight="bold" officeooo:rsid="0027a16f" officeooo:paragraph-rsid="00328277" style:font-weight-asian="bold" style:font-weight-complex="bold"/>
    </style:style>
    <style:style style:name="P39" style:family="paragraph" style:parent-style-name="Standard">
      <style:paragraph-properties fo:text-align="justify" style:justify-single-word="false"/>
      <style:text-properties style:text-underline-style="none" fo:font-weight="bold" officeooo:rsid="002c8089" officeooo:paragraph-rsid="002c8089" style:font-weight-asian="bold" style:font-weight-complex="bold"/>
    </style:style>
    <style:style style:name="P40" style:family="paragraph" style:parent-style-name="Standard">
      <style:paragraph-properties fo:text-align="justify" style:justify-single-word="false"/>
      <style:text-properties style:text-underline-style="none" fo:font-weight="bold" officeooo:rsid="002d8a89" officeooo:paragraph-rsid="002d8a89" style:font-weight-asian="bold" style:font-weight-complex="bold"/>
    </style:style>
    <style:style style:name="P41" style:family="paragraph" style:parent-style-name="Standard">
      <style:paragraph-properties fo:text-align="justify" style:justify-single-word="false"/>
      <style:text-properties style:text-underline-style="none" fo:font-weight="bold" officeooo:rsid="002e760c" officeooo:paragraph-rsid="002e760c" style:font-weight-asian="bold" style:font-weight-complex="bold"/>
    </style:style>
    <style:style style:name="P42" style:family="paragraph" style:parent-style-name="Standard">
      <style:paragraph-properties fo:text-align="justify" style:justify-single-word="false"/>
      <style:text-properties style:text-underline-style="none" fo:font-weight="bold" officeooo:rsid="003646f7" officeooo:paragraph-rsid="003646f7" style:font-weight-asian="bold" style:font-weight-complex="bold"/>
    </style:style>
    <style:style style:name="P43" style:family="paragraph" style:parent-style-name="Standard">
      <style:paragraph-properties fo:text-align="justify" style:justify-single-word="false"/>
      <style:text-properties fo:font-style="italic" style:text-underline-style="none" fo:font-weight="normal" officeooo:rsid="0015e8bd" officeooo:paragraph-rsid="0015e8bd" style:font-style-asian="italic" style:font-weight-asian="normal" style:font-style-complex="italic" style:font-weight-complex="normal"/>
    </style:style>
    <style:style style:name="P44" style:family="paragraph" style:parent-style-name="Standard">
      <style:paragraph-properties fo:text-align="justify" style:justify-single-word="false"/>
      <style:text-properties fo:font-style="italic" style:text-underline-style="none" fo:font-weight="bold" officeooo:rsid="0015e8bd" officeooo:paragraph-rsid="0015e8bd" style:font-style-asian="italic" style:font-weight-asian="bold" style:font-style-complex="italic" style:font-weight-complex="bold"/>
    </style:style>
    <style:style style:name="P45" style:family="paragraph" style:parent-style-name="Standard">
      <style:paragraph-properties fo:text-align="justify" style:justify-single-word="false"/>
      <style:text-properties fo:font-style="italic" style:text-underline-style="none" fo:font-weight="bold" officeooo:rsid="0020d039" officeooo:paragraph-rsid="0020d039" style:font-style-asian="italic" style:font-weight-asian="bold" style:font-style-complex="italic" style:font-weight-complex="bold"/>
    </style:style>
    <style:style style:name="P46" style:family="paragraph" style:parent-style-name="Standard">
      <style:paragraph-properties fo:text-align="justify" style:justify-single-word="false"/>
      <style:text-properties fo:font-style="normal" style:text-underline-style="none" fo:font-weight="normal" officeooo:rsid="00169e1c" officeooo:paragraph-rsid="00169e1c"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font-style="normal" style:text-underline-style="none" fo:font-weight="normal" officeooo:rsid="00169e1c" officeooo:paragraph-rsid="001bd30a"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tyle="normal" style:text-underline-style="none" fo:font-weight="normal" officeooo:rsid="001bd30a" officeooo:paragraph-rsid="001bd30a"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style:text-underline-style="none" fo:font-weight="normal" officeooo:rsid="001ee8c5" officeooo:paragraph-rsid="001ee8c5"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style:text-underline-style="none" fo:font-weight="normal" officeooo:rsid="001f37ac" officeooo:paragraph-rsid="001f37ac"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style:text-underline-style="none" fo:font-weight="normal" officeooo:rsid="0020d039" officeooo:paragraph-rsid="0020d039"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style:text-underline-style="none" fo:font-weight="bold" officeooo:rsid="0015e8bd" officeooo:paragraph-rsid="0015e8bd" style:font-style-asian="normal" style:font-weight-asian="bold" style:font-style-complex="normal" style:font-weight-complex="bold"/>
    </style:style>
    <style:style style:name="P53" style:family="paragraph" style:parent-style-name="Standard">
      <style:paragraph-properties fo:text-align="justify" style:justify-single-word="false"/>
      <style:text-properties fo:font-style="normal" style:text-underline-style="none" fo:font-weight="bold" officeooo:rsid="001c8f69" officeooo:paragraph-rsid="001c8f69" style:font-style-asian="normal" style:font-weight-asian="bold" style:font-style-complex="normal" style:font-weight-complex="bold"/>
    </style:style>
    <style:style style:name="P54" style:family="paragraph" style:parent-style-name="Standard">
      <style:paragraph-properties fo:text-align="justify" style:justify-single-word="false"/>
      <style:text-properties fo:font-style="normal" style:text-underline-style="none" fo:font-weight="bold" officeooo:rsid="00169e1c" officeooo:paragraph-rsid="0015e8bd" style:font-style-asian="normal" style:font-weight-asian="bold" style:font-style-complex="normal" style:font-weight-complex="bold"/>
    </style:style>
    <style:style style:name="P55" style:family="paragraph" style:parent-style-name="Standard">
      <style:paragraph-properties fo:text-align="justify" style:justify-single-word="false"/>
      <style:text-properties officeooo:paragraph-rsid="001bd30a"/>
    </style:style>
    <style:style style:name="P56" style:family="paragraph" style:parent-style-name="Standard">
      <style:paragraph-properties fo:text-align="justify" style:justify-single-word="false"/>
      <style:text-properties officeooo:rsid="001bd30a" officeooo:paragraph-rsid="001bd30a"/>
    </style:style>
    <style:style style:name="P57" style:family="paragraph" style:parent-style-name="Standard">
      <style:paragraph-properties fo:text-align="justify" style:justify-single-word="false"/>
      <style:text-properties officeooo:rsid="001ee8c5" officeooo:paragraph-rsid="001ee8c5"/>
    </style:style>
    <style:style style:name="P58" style:family="paragraph" style:parent-style-name="Standard" style:list-style-name="L1">
      <style:paragraph-properties fo:text-align="justify" style:justify-single-word="false"/>
      <style:text-properties style:text-underline-style="none" fo:font-weight="normal" officeooo:rsid="000de840" officeooo:paragraph-rsid="000de840" style:font-weight-asian="normal" style:font-weight-complex="normal"/>
    </style:style>
    <style:style style:name="P59" style:family="paragraph" style:parent-style-name="Standard" style:list-style-name="L2">
      <style:paragraph-properties fo:text-align="justify" style:justify-single-word="false"/>
      <style:text-properties fo:font-style="italic" style:text-underline-style="none" fo:font-weight="normal" officeooo:rsid="00169e1c" officeooo:paragraph-rsid="00169e1c" style:font-style-asian="italic" style:font-weight-asian="normal" style:font-style-complex="italic" style:font-weight-complex="normal"/>
    </style:style>
    <style:style style:name="P60" style:family="paragraph" style:parent-style-name="Standard" style:list-style-name="L2">
      <style:paragraph-properties fo:text-align="justify" style:justify-single-word="false"/>
      <style:text-properties fo:font-style="italic" style:text-underline-style="none" fo:font-weight="normal" officeooo:rsid="0017b9ff" officeooo:paragraph-rsid="0017b9ff" style:font-style-asian="italic" style:font-weight-asian="normal" style:font-style-complex="italic" style:font-weight-complex="normal"/>
    </style:style>
    <style:style style:name="P61" style:family="paragraph" style:parent-style-name="Standard" style:list-style-name="L3">
      <style:paragraph-properties fo:text-align="justify" style:justify-single-word="false"/>
      <style:text-properties fo:font-style="normal" style:text-underline-style="none" fo:font-weight="normal" officeooo:rsid="001bd30a" officeooo:paragraph-rsid="001bd30a"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officeooo:rsid="000f984c"/>
    </style:style>
    <style:style style:name="T3" style:family="text">
      <style:text-properties officeooo:rsid="0015376c"/>
    </style:style>
    <style:style style:name="T4" style:family="text">
      <style:text-properties officeooo:rsid="0015e8b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169e1c"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normal" officeooo:rsid="001bd30a" style:font-style-asian="normal" style:font-weight-asian="normal" style:font-style-complex="normal" style:font-weight-complex="normal"/>
    </style:style>
    <style:style style:name="T9" style:family="text">
      <style:text-properties fo:font-style="normal" style:text-underline-style="none" fo:font-weight="normal" officeooo:rsid="0011eec9"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normal" officeooo:rsid="00169e1c" style:font-style-asian="normal" style:font-style-complex="normal"/>
    </style:style>
    <style:style style:name="T12" style:family="text">
      <style:text-properties fo:font-style="normal" officeooo:rsid="003811e9" style:font-style-asian="normal" style:font-style-complex="normal"/>
    </style:style>
    <style:style style:name="T13" style:family="text">
      <style:text-properties fo:font-style="normal" officeooo:rsid="0039c140" style:font-style-asian="normal" style:font-style-complex="normal"/>
    </style:style>
    <style:style style:name="T14" style:family="text">
      <style:text-properties fo:font-style="normal" officeooo:rsid="0039cdc3" style:font-style-asian="normal" style:font-style-complex="normal"/>
    </style:style>
    <style:style style:name="T15" style:family="text">
      <style:text-properties fo:font-style="normal" officeooo:rsid="003b84f5" style:font-style-asian="normal" style:font-style-complex="normal"/>
    </style:style>
    <style:style style:name="T16" style:family="text">
      <style:text-properties officeooo:rsid="00183ea0"/>
    </style:style>
    <style:style style:name="T17" style:family="text">
      <style:text-properties officeooo:rsid="001bd30a"/>
    </style:style>
    <style:style style:name="T18" style:family="text">
      <style:text-properties officeooo:rsid="00239523"/>
    </style:style>
    <style:style style:name="T19" style:family="text">
      <style:text-properties officeooo:rsid="0026c63f"/>
    </style:style>
    <style:style style:name="T20" style:family="text">
      <style:text-properties style:text-underline-style="solid" style:text-underline-width="auto" style:text-underline-color="font-color"/>
    </style:style>
    <style:style style:name="T21" style:family="text">
      <style:text-properties officeooo:rsid="002c8089"/>
    </style:style>
    <style:style style:name="T22" style:family="text">
      <style:text-properties officeooo:rsid="00302044"/>
    </style:style>
    <style:style style:name="T23" style:family="text">
      <style:text-properties officeooo:rsid="00319259"/>
    </style:style>
    <style:style style:name="T24" style:family="text">
      <style:text-properties officeooo:rsid="0035edba"/>
    </style:style>
    <style:style style:name="T25" style:family="text">
      <style:text-properties fo:font-style="italic" style:font-style-asian="italic" style:font-style-complex="italic"/>
    </style:style>
    <style:style style:name="T26" style:family="text">
      <style:text-properties officeooo:rsid="003811e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 <text:span text:style-name="T3">uPd8</text:span></text:p>
      <text:p text:style-name="P9">By Liam Wardle and Jack Williams</text:p>
      <text:p text:style-name="P1"/>
      <text:p text:style-name="P29">What is uPd8?</text:p>
      <text:p text:style-name="P29"/>
      <text:p text:style-name="P10">People use the internet to keep up to date with a variety of things: development news of a game they are interested in, tour dates of their favourite bands, new pages of an online comic or story... the list goes on. Keeping up with so many projects can be difficult, especially those with sporadic update schedules.</text:p>
      <text:p text:style-name="P10"/>
      <text:p text:style-name="P10">Currently, there aren't many great ways to follow projects/creators in this way. RSS was, for a while, touted as the best way to keep up with updates on a site. However, it proved to be too obtuse for the average user. Twitter is another possible alternative, but with people tweeting every few minutes it's easy for important updates to lost amongst the general noise.</text:p>
      <text:p text:style-name="P10"/>
      <text:p text:style-name="P10">We want uPd8 to fill this niche by being a simple way for people to follow creators and be alerted to big updates regarding their projects. Creators will be able to post links to their work and users will be able to subscribe to have these posts (or uPd8s) sent to their homepage. Creators will be limited in the amount of uPd8s they can post in a given time period, which will help reduce noise and ensure only important news is posted.</text:p>
      <text:p text:style-name="P10"/>
      <text:p text:style-name="P10">Please note that due to the nature of this project, the client side of the website will not have much functionality until the server side is implemented. It is possible that the server side is where we will show most of our work.</text:p>
      <text:p text:style-name="P8"/>
      <text:p text:style-name="P30">Page width</text:p>
      <text:p text:style-name="P30"/>
      <text:p text:style-name="P11">The first thing we decided on is how we wanted to display the page. Naturally, we wanted a fluid design which would adapt to many display sizes. We would still need to set a reasonable limit on how narrow we would allow the page to go.</text:p>
      <text:p text:style-name="P7"/>
      <text:p text:style-name="P7"><text:span text:style-name="T4">If we were to make the site available to the public, there are analytical tools (such as Google analytics) which could be used to measure what screen sizes a user is using. For now, w</text:span>e <text:span text:style-name="T2">will <text:s/>consider how a user might use the site. We should aim to accommodate the following:</text:span></text:p>
      <text:p text:style-name="P5"/>
      <text:list xml:id="list6635612186708576058" text:style-name="L1">
        <text:list-item>
          <text:p text:style-name="P58">Smallest expected PC resolution (800x600) – <text:span text:style-name="T1">800px</text:span></text:p>
        </text:list-item>
        <text:list-item>
          <text:p text:style-name="P58">Half the screen of a larger resolution (1280x720) –<text:span text:style-name="T1"> 640px</text:span></text:p>
        </text:list-item>
        <text:list-item>
          <text:p text:style-name="P58">Typical smartphone (720x1280) – <text:span text:style-name="T1">720px</text:span></text:p>
        </text:list-item>
      </text:list>
      <text:p text:style-name="P6"/>
      <text:p text:style-name="P6"><text:span text:style-name="T2">The mi</text:span>nimum of these is 640 pixels, so that seems like a good target. <text:span text:style-name="T4">Originally, this was not enough space for our navigation bar. We did not want to change the size of the font or buttons, so instead we chose to remove the 'Register' link from the navigation bar and instead added it to the login box in the corner. This freed let the navigation bar fit in our minimum width window, and was more in line with how most most modern sites are designed anyway.</text:span></text:p>
      <text:p text:style-name="P6"/>
      <text:p text:style-name="P31">General Design</text:p>
      <text:p text:style-name="P31"/>
      <text:list xml:id="list8722906295257623683" text:style-name="L2">
        <text:list-item>
          <text:p text:style-name="P59">Colour scheme</text:p>
        </text:list-item>
        <text:list-item>
          <text:p text:style-name="P59">Page layout</text:p>
        </text:list-item>
        <text:list-item>
          <text:p text:style-name="P59">Background (<text:span text:style-name="T16">with </text:span>gradient <text:span text:style-name="T16">and fallbacks</text:span>)</text:p>
        </text:list-item>
        <text:list-item>
          <text:p text:style-name="P59">Horizontal navigation bar</text:p>
        </text:list-item>
        <text:list-item>
          <text:p text:style-name="P60">Footer</text:p>
        </text:list-item>
      </text:list>
      <text:p text:style-name="P43"><text:soft-page-break/></text:p>
      <text:p text:style-name="P52">CSS</text:p>
      <text:p text:style-name="P44"/>
      <text:p text:style-name="P44"><text:span text:style-name="T5">We used CSS to handle all of our style. Rather than have everything in one big CSS file, we chose to split it into several small modules. Whilst this meant adding a bit more HTML to each page </text:span><text:span text:style-name="T6">to link all these in, it made the CSS files much easier for us to read and work with. It also made it easier to add and remove modules, depending on what the page was using.</text:span></text:p>
      <text:p text:style-name="P44"/>
      <text:p text:style-name="P45"><text:span text:style-name="T11">F</text:span><text:span text:style-name="T10">onts</text:span></text:p>
      <text:p text:style-name="P45"/>
      <text:p text:style-name="P51">We have used the google font Indie Flower throughout the website, to add a stylish feel to the design, as well as converting font-sizes from fixed pixel sizes to view-points, as to change the font-size relative to the page width. We also ensured a font compatibility by providing a fall-back of the font 'serif'.</text:p>
      <text:p text:style-name="P44"/>
      <text:p text:style-name="P52">GIMP</text:p>
      <text:p text:style-name="P44"/>
      <text:p text:style-name="P49">GIMP was used to generate the Logo, which involved creating a variation on the UPDATE 'stamp', with its common colour theme of red and white. Extraction of the image involved using tools including the 'free select tool', the colour picker and airbrush to give the required effects. To prevent the image from having a background which would conflict with the website colours, separate layers were created.</text:p>
      <text:p text:style-name="P49"/>
      <text:p text:style-name="P57"><text:span text:style-name="T7">GIMP will also be utilised in the creation of a slogan, employing tools including the use of effects such as Gaussian blur, </text:span><text:span text:style-name="T9">altering the blur radius of horizontal and vertical axis, </text:span><text:span text:style-name="T7">as well as inverting layers to demonstrate shadow effects</text:span><text:span text:style-name="T9">.</text:span></text:p>
      <text:p text:style-name="P43"/>
      <text:p text:style-name="P54">Homepage Slideshow</text:p>
      <text:p text:style-name="P52"/>
      <text:p text:style-name="P46">We wanted the homepage to feature a prominent image slideshow, demonstrating some of the site's key features (as well as some our <text:span text:style-name="T17">JavaScript</text:span> skills). Using <text:span text:style-name="T17">JavaScript</text:span> to periodically change the target image location was relatively trivial. However, having the image just change was not very visually pleasing. We wanted to add a transition between each image, which took a bit more research.</text:p>
      <text:p text:style-name="P46"/>
      <text:p text:style-name="P47">Looking online, <text:span text:style-name="T17">most of the solutions we found involved buying proprietary code, which we obviously did not want to do. Other than that we found two main methods. Both of these use CSS to have the opacity of an image change smoothly over time:</text:span></text:p>
      <text:p text:style-name="P47"/>
      <text:list xml:id="list5883307778309269818" text:style-name="L3">
        <text:list-item>
          <text:p text:style-name="P61">The first was to place three images on top of each other and use JavaScript to change the opacity, so that only one image was visible at a time. The problem with this method is having three images stacked on top of each other meant using absolute position in CSS, which would make it difficult to keep the page design fluid.</text:p>
        </text:list-item>
        <text:list-item>
          <text:p text:style-name="P61">The other solution was to have only one image on the page. JavaScript would decrease the opacity of the current image, then change the target image location to the next image, and then increase the opacity again. This meant there was a small window of time during which the page was empty. However, it also meant being able to keep a fluid design.</text:p>
        </text:list-item>
      </text:list>
      <text:p text:style-name="P55"/>
      <text:p text:style-name="P56"><text:span text:style-name="T8">I</text:span><text:span text:style-name="T7">n the end we chose the second approach, as it meant we could keep a fluid design.</text:span></text:p>
      <text:p text:style-name="P43"/>
      <text:p text:style-name="P52">Inkscape and SVG</text:p>
      <text:p text:style-name="P52"/>
      <text:p text:style-name="P48"><text:soft-page-break/>The slideshow images are open source stock photos from pixabay.com. When choosing images we made sure that they were the same size, so there would be no issues using them together in a slideshow.</text:p>
      <text:p text:style-name="P48"/>
      <text:p text:style-name="P48">Using Inkscape, we converted these to SVG images and added text captions describing some of the features of the website. We chose to use SVG here so that when the image is resized (by users with smaller displays) the text would still be readable.</text:p>
      <text:p text:style-name="P48"/>
      <text:p text:style-name="P53">Clock</text:p>
      <text:p text:style-name="P53"/>
      <text:p text:style-name="P50">The clock was added to the site partly as an experiment for us to get used to using JavaScript. It does have some purpose though. Once the server side is more developed, and users are able to make their own posts, we will need some way of measuring the time between posts. This is to prevent users from posting too frequently and flooding people's uPd8 streams with junk. Therefore, it made sense to get used to working with time in JavaScript.</text:p>
      <text:p text:style-name="P53"/>
      <text:p text:style-name="P32">Browser compatibility</text:p>
      <text:p text:style-name="P12"/>
      <text:p text:style-name="P12"/>
      <text:p text:style-name="P33">The Future</text:p>
      <text:p text:style-name="P33"/>
      <text:p text:style-name="P13">As mentioned earlier, a lot of the site hinges on the sever side being implemented. Our goal is to create a database of users and posts, which will be used to dynamically generate a page for the user. This page will be a vertical stream of posts from users which the active user has subscribed to.</text:p>
      <text:p text:style-name="P13"/>
      <text:p text:style-name="P14">There is also a <text:s/>page, which will let the active user browse for more users to follow based on their interests. Currently this is blank. Other features to add include logging in, creating your own posts and searching <text:span text:style-name="T18">the database </text:span>for users to follow.</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text:soft-page-break/>Server</text:p>
      <text:p text:style-name="P20"/>
      <text:p text:style-name="P19"/>
      <text:p text:style-name="P2">Setting up the Server</text:p>
      <text:p text:style-name="P37"/>
      <text:p text:style-name="P19">We decided upon using only <text:span text:style-name="T21">N</text:span>ode.js as our server implementation, without added frameworks such as Express. Although researching Express to see how it could be implemented and used with our website, we did not feel it was necessary to achieve what we wanted. To keep the sever as clean as possible, we <text:span text:style-name="T21">ensured we kept</text:span> the number of added frameworks/libraries to a minimum. <text:span text:style-name="T21">As most tutorials online were aimed at the use of frameworks such as Express, we instead concentrated on the API documentation provided by Node.js.</text:span></text:p>
      <text:p text:style-name="P37"/>
      <text:p text:style-name="P37">Request handling</text:p>
      <text:p text:style-name="P37"/>
      <text:p text:style-name="P22">All requests are handled in the handle() method of server.js. Because the methods are either GET or POST, we decided upon first checking to see if any requests are of the type POST, and if so, we check to see what the url is at the time of the request. Upon meeting the conditions for both method and url, the appropriate method is called, for example if the method is POST and the request url contains the string 'registrationpage.html', the registrationHandle method is called. </text:p>
      <text:p text:style-name="P22"/>
      <text:p text:style-name="P38">Additional Libraries</text:p>
      <text:p text:style-name="P38"/>
      <text:p text:style-name="P21"><text:span text:style-name="T20">Nodemailer:</text:span> Provided the means of creating Transporter Objects to enable emails being sent to uPd8's email address. </text:p>
      <text:p text:style-name="P21"/>
      <text:p text:style-name="P21"><text:span text:style-name="T20">Password Hash:</text:span> Node.js library to generate a hashed password, which is consequently inserted into the database.</text:p>
      <text:p text:style-name="P21"/>
      <text:p text:style-name="P21"><text:span text:style-name="T20">SQLite3: </text:span>Integration of SQLite3 with the server to enable the generation of dynamic web pages and storing user information.</text:p>
      <text:p text:style-name="P22"/>
      <text:p text:style-name="P37"/>
      <text:p text:style-name="P3">Database Integration</text:p>
      <text:p text:style-name="P37"/>
      <text:p text:style-name="P23">The database is set up following running the setup.sql file, which contains a complete Drop Create script. This allowed us to keep a detailed track of the schema relating to the database, and also allowed us to insert initial values into the tables and keep track of these.</text:p>
      <text:p text:style-name="P37"/>
      <text:p text:style-name="P23">To protect against SQL injection, prepared statements were used to prevent user input being parsed as SQL code. <text:s/>A certain initial problem we had during the process of implementing the database was how to deal with unique constraints being encountered upon user input, for example a user registering with a username already in use. Upon a user entering a username already stored in our database, and because this username had a unique not null constraint, an error would be thrown and the server would close. It took use a considerable amount of time on how to appropriately deal with this problem. We took the decision to instead of throwing the error, if an error is encountered, the response would generate an error page and the method would return.</text:p>
      <text:p text:style-name="P13"/>
      <text:p text:style-name="P36">Password encryption</text:p>
      <text:p text:style-name="P36"/>
      <text:p text:style-name="P18">In order to store passwords in a secure way, we decided upon password hashing. Due to a library being provided by node.js for this very technique, we installed this module to generate a hashed password and consequently store this in the database during user registration. Due to methods such <text:soft-page-break/>as verify() being provided, this has the advantage of not being required to know or store the plain text passwords, as comparison of plain-text with the hashed password will return true if they are equivalent. </text:p>
      <text:p text:style-name="P13"/>
      <text:p text:style-name="P35">Form validation</text:p>
      <text:p text:style-name="P35"/>
      <text:p text:style-name="P17">All form submissions involved two forms of validations, carried out on both the client and server side. Initial validation is carried out on the client side, where upon clicking submit, a validate method is called. Values checked include the name being null, passwords not matching, message boxes being empty and emails being empty. Initially, we had difficulty in deciding how to prevent a POST method being called upon clicking submit if the validation method alerted the user that an error has been found, such as the examples given above. Consequently, we decided upon leaving the method field blank, and only setting the value to POST upon no errors being found during validation. Therefore, in the final else statement of the validation methods, we set the method to POST, which consequently meets the conditions required to deal with form submission on the server side.</text:p>
      <text:p text:style-name="P13"/>
      <text:p text:style-name="P34">Posting</text:p>
      <text:p text:style-name="P34"/>
      <text:p text:style-name="P16">Initially, we had the idea of having a categories page in which users are able to select their preferred <text:s/>category and dynamically generating a news feed relating to this subject, therefore tailoring it to the user's interests. However, as we began to implement the server, time constraints prevented us from <text:span text:style-name="T19">carrying out this task. Instead, categories was replaced with “uPd8s”, in which a user is able to post an uPd8 and a news feed appears on the right of the page. A number of validation checks are implemented to prevent an unregistered user from posting, as well as preventing the posting of a blank message. </text:span></text:p>
      <text:p text:style-name="P16"/>
      <text:p text:style-name="P42">Dynamic Pages</text:p>
      <text:p text:style-name="P42"/>
      <text:p text:style-name="P28">Several of the pages are dynamically generated from an SQLITE database. These include /user.<text:span text:style-name="T26">html</text:span>?<text:span text:style-name="T25">username</text:span><text:span text:style-name="T10">, which shows all the posts from a user, and /upd8s.</text:span><text:span text:style-name="T12">html</text:span><text:span text:style-name="T10">?</text:span><text:span text:style-name="T25">username</text:span><text:span text:style-name="T10">, which shows all the posts from all users a user is subscribed too. For security reasons, we did not want the user to interact directly with the </text:span><text:span text:style-name="T12">database. Instead, the </text:span><text:span text:style-name="T13">server </text:span><text:span text:style-name="T12">relays requests from the user to the database and then returns a response.</text:span></text:p>
      <text:p text:style-name="P28"><text:span text:style-name="T12"><text:tab/></text:span><text:span text:style-name="T10">To generate </text:span><text:span text:style-name="T14">the</text:span><text:span text:style-name="T10"> pages, the </text:span><text:span text:style-name="T14">server</text:span><text:span text:style-name="T10"> performs an SQLITE query and then uses the data from this to generate the HTML, which is sent back to the user. </text:span><text:span text:style-name="T15">In the interest of keeping this DRY, separate methods were created to generate the the header and footer of the page, as these could be reused for multiple pages. As with the static pages, CSS stylesheets were used to style the page (as there was no need for this to be dynamically generated).</text:span></text:p>
      <text:p text:style-name="P39"/>
      <text:p text:style-name="P39">Ingenuity</text:p>
      <text:p text:style-name="P39"/>
      <text:p text:style-name="P27">What we are most proud of with regards to the overall website, is successfu<text:span text:style-name="T24">l</text:span>ly implementing the core features of what we initially set out to achieve in order to provide this niche website, for example dynamically generating posts relating to a specific user. This core aspect is what fuelled our initial idea of being able to focus on specific users in which you know you are interested, as to get their specific updates. </text:p>
      <text:p text:style-name="P15"/>
      <text:p text:style-name="P15"/>
      <text:p text:style-name="P40">Problems encountered</text:p>
      <text:p text:style-name="P40"/>
      <text:p text:style-name="P24">Because of only using Node.js without the use of frameworks such as Express, we encountered <text:soft-page-break/>problems in handling sessions for user login and storing cookies. Because of this, we did not manage to completely handle user login and subsequent tailoring of pages to the logged in user. </text:p>
      <text:p text:style-name="P24"/>
      <text:p text:style-name="P24">A number of errors in user requests still cause the server to crash, for example selecting a user who has not posted any uPd8s, or attempting to post an uPd8 as a user who is not registered in the database. Further checks would prevent these errors from crashing the server.</text:p>
      <text:p text:style-name="P24"/>
      <text:p text:style-name="P41"/>
      <text:p text:style-name="P41"/>
      <text:p text:style-name="P41"/>
      <text:p text:style-name="P41"/>
      <text:p text:style-name="P41"/>
      <text:p text:style-name="P41"/>
      <text:p text:style-name="P41">The future</text:p>
      <text:p text:style-name="P41"/>
      <text:p text:style-name="P25">User Login: Upon Users providing their credentials, the dynamically generated pages would provide a news feed relating to the User's preferences as to provide a more personal experience when visi<text:span text:style-name="T22">t</text:span>ing the website. <text:span text:style-name="T23">This also relates to session handling, by removing the login box upon logging in, and instead providing a logout button.</text:span></text:p>
      <text:p text:style-name="P25"/>
      <text:p text:style-name="P26">User profile page: This would allow the user to set their preferences, as well as providing more personal information which can be seen by other users.</text:p>
      <text:p text:style-name="P25"/>
      <text:p text:style-name="P25"/>
      <text:p text:style-name="P25"/>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3T12:35:34.740367076</meta:creation-date>
    <meta:editing-duration>PT2H51M29S</meta:editing-duration>
    <meta:editing-cycles>44</meta:editing-cycles>
    <meta:generator>LibreOffice/4.2.8.2$Linux_X86_64 LibreOffice_project/420m0$Build-2</meta:generator>
    <dc:date>2016-05-22T20:45:20.171874600</dc:date>
    <meta:document-statistic meta:table-count="0" meta:image-count="0" meta:object-count="0" meta:page-count="6" meta:paragraph-count="71" meta:word-count="2391" meta:character-count="13736" meta:non-whitespace-character-count="11412"/>
  </office:meta>
</office:document-meta>
</file>